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74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1"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000000" style:font-name="Segoe UI" fo:font-size="36pt" fo:font-style="normal" fo:text-shadow="none" style:text-underline-style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indent="-1.27cm" style:text-autospace="none"/>
      <style:text-properties fo:color="#000000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000000" style:font-name="Segoe UI" fo:font-size="8.5pt" fo:font-style="normal" fo:text-shadow="1pt 1pt" style:text-underline-style="none" style:font-name-asian="Segoe UI" style:font-size-asian="8.5pt" style:font-style-asian="normal" style:font-name-complex="Segoe UI" style:font-size-complex="8.5pt" style:font-style-complex="normal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font-style="normal" fo:text-shadow="none" style:text-underline-style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T4" style:family="text">
      <style:text-properties fo:color="#000000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5" style:family="text">
      <style:text-properties fo:color="#000000" style:font-name="Segoe UI1" fo:font-size="22pt" fo:font-style="normal" fo:text-shadow="none" style:text-underline-style="none" fo:font-weight="bold" style:font-name-asian="Segoe UI" style:font-size-asian="22pt" style:font-style-asian="normal" style:font-weight-asian="bold" style:font-name-complex="Segoe UI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524cm" svg:y="0.508cm">
          <draw:text-box>
            <text:p text:style-name="P1"><text:span text:style-name="T1">HYMN 453</text:span></text:p>
            <text:p text:style-name="P1"><text:span text:style-name="T2">“</text:span><text:span text:style-name="T2">Upon the Cross Extend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654cm" svg:height="5.588cm" svg:x="1.27cm" svg:y="1.016cm">
          <draw:text-box>
            <text:p text:style-name="P4"><text:span text:style-name="T3">1. Upon the cross extended</text:span><text:span text:style-name="T3"><text:line-break/></text:span><text:span text:style-name="T3">See, world, your Lord suspended.</text:span></text:p>
            <text:p text:style-name="P4"><text:span text:style-name="T3"><text:s text:c="4"/></text:span><text:span text:style-name="T3">Your Savior yields His bre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4cm" svg:height="7.112cm" svg:x="1.27cm" svg:y="1.016cm">
          <draw:text-box>
            <text:p text:style-name="P4"><text:span text:style-name="T3"><text:s text:c="4"/></text:span><text:span text:style-name="T3">The Prince of Life from heaven</text:span><text:span text:style-name="T3"><text:line-break/></text:span><text:span text:style-name="T3">Himself has freely given</text:span></text:p>
            <text:p text:style-name="P4"><text:span text:style-name="T3"><text:s text:c="4"/></text:span><text:span text:style-name="T3">To shame and blows </text:span></text:p>
            <text:p text:style-name="P4"><text:span text:style-name="T3"><text:s text:c="8"/></text:span><text:span text:style-name="T3">and bitter death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5.654cm" svg:height="5.692cm" svg:x="1.27cm" svg:y="0.912cm">
          <draw:text-box>
            <text:p text:style-name="P4"><text:span text:style-name="T3">2. Come, see these things and ponder,</text:span><text:span text:style-name="T3"><text:line-break/></text:span><text:span text:style-name="T3">Your soul will fill with wonder</text:span></text:p>
            <text:p text:style-name="P4"><text:span text:style-name="T3"><text:s text:c="4"/></text:span><text:span text:style-name="T3">As blood streams from each po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5" draw:text-style-name="P5" draw:layer="layout" svg:width="25.654cm" svg:height="5.692cm" svg:x="1.27cm" svg:y="0.912cm">
          <draw:text-box>
            <text:p text:style-name="P4"><text:span text:style-name="T3"><text:s text:c="3"/></text:span><text:span text:style-name="T3">Through grief beyond all knowing</text:span></text:p>
            <text:p text:style-name="P4"><text:span text:style-name="T3"><text:s text:c="3"/></text:span><text:span text:style-name="T3">From His great heart came flowing</text:span></text:p>
            <text:p text:style-name="P6"><text:span text:style-name="T3"><text:s text:c="3"/></text:span><text:span text:style-name="T3">Sighs welling from its deepest co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6" draw:text-style-name="P5" draw:layer="layout" svg:width="25.654cm" svg:height="5.842cm" svg:x="1.27cm" svg:y="1.016cm">
          <draw:text-box>
            <text:p text:style-name="P4"><text:span text:style-name="T3">3. Who is it, Lord, that bruised You?</text:span><text:span text:style-name="T3"><text:line-break/></text:span><text:span text:style-name="T3">Who has so sore abused You</text:span><text:span text:style-name="T3"><text:line-break/></text:span><text:span text:style-name="T3">And caused You all Your wo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4" presentation:presentation-page-layout-name="AL1T0">
        <draw:frame draw:style-name="gr3" draw:text-style-name="P5" draw:layer="layout" svg:width="25.654cm" svg:height="5.588cm" svg:x="1.016cm" svg:y="1.016cm">
          <draw:text-box>
            <text:p text:style-name="P4"><text:span text:style-name="T3"><text:s text:c="4"/></text:span><text:span text:style-name="T3">We all must make confession</text:span><text:span text:style-name="T3"><text:line-break/></text:span><text:span text:style-name="T3">Of sin and dire transgression</text:span><text:span text:style-name="T3"><text:line-break/></text:span><text:span text:style-name="T3">While You no ways of evil kno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5" presentation:presentation-page-layout-name="AL1T0">
        <draw:frame draw:style-name="gr7" draw:text-style-name="P5" draw:layer="layout" svg:width="25.654cm" svg:height="5.731cm" svg:x="1.27cm" svg:y="0.873cm">
          <draw:text-box>
            <text:p text:style-name="P4"><text:span text:style-name="T3">4. I caused Your grief and sighing</text:span><text:span text:style-name="T3"><text:line-break/></text:span><text:span text:style-name="T3">By evils multiplying</text:span><text:span text:style-name="T3"><text:line-break/></text:span><text:span text:style-name="T3">As countless as the s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5" presentation:presentation-page-layout-name="AL1T0">
        <draw:frame draw:style-name="gr8" draw:text-style-name="P5" draw:layer="layout" svg:width="25.654cm" svg:height="6.239cm" svg:x="1.27cm" svg:y="0.873cm">
          <draw:text-box>
            <text:p text:style-name="P4"><text:span text:style-name="T3"><text:s text:c="4"/></text:span><text:span text:style-name="T3">I caused the woes unnumbered</text:span><text:span text:style-name="T3"><text:line-break/></text:span><text:span text:style-name="T3">With which Your soul is cumbered,</text:span><text:span text:style-name="T3"><text:line-break/></text:span><text:span text:style-name="T3">Your sorrows raised by wicked han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6" presentation:presentation-page-layout-name="AL1T0">
        <draw:frame draw:style-name="gr6" draw:text-style-name="P5" draw:layer="layout" svg:width="25.654cm" svg:height="5.842cm" svg:x="1.016cm" svg:y="1.016cm">
          <draw:text-box>
            <text:p text:style-name="P4"><text:span text:style-name="T3">5. Your soul in griefs unbounded,</text:span><text:span text:style-name="T3"><text:line-break/></text:span><text:span text:style-name="T3">Your head with thorns surrounded,</text:span><text:span text:style-name="T3"><text:line-break/></text:span><text:span text:style-name="T3">You died to ransom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6" presentation:presentation-page-layout-name="AL1T0">
        <draw:frame draw:style-name="gr9" draw:text-style-name="P5" draw:layer="layout" svg:width="25.654cm" svg:height="7.011cm" svg:x="1.016cm" svg:y="1.016cm">
          <draw:text-box>
            <text:p text:style-name="P4"><text:span text:style-name="T3"><text:s text:c="4"/></text:span><text:span text:style-name="T3">The cross for me enduring,</text:span><text:span text:style-name="T3"><text:line-break/></text:span><text:span text:style-name="T3">The crown for me securing,</text:span><text:span text:style-name="T3"><text:line-break/></text:span><text:span text:style-name="T3">You healed my wounds</text:span></text:p>
            <text:p text:style-name="P4"><text:span text:style-name="T3"><text:s text:c="4"/></text:span><text:span text:style-name="T3">and set me fr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7" presentation:presentation-page-layout-name="AL1T0">
        <draw:frame draw:style-name="gr10" draw:text-style-name="P5" draw:layer="layout" svg:width="25.654cm" svg:height="5.996cm" svg:x="1.104cm" svg:y="1.116cm">
          <draw:text-box>
            <text:p text:style-name="P4"><text:span text:style-name="T3">6. Your cords of love, my Savior,</text:span><text:span text:style-name="T3"><text:line-break/></text:span><text:span text:style-name="T3">Bind me to You forever,</text:span><text:span text:style-name="T3"><text:line-break/></text:span><text:span text:style-name="T3">I am no longer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7" presentation:presentation-page-layout-name="AL1T0">
        <draw:frame draw:style-name="gr11" draw:text-style-name="P5" draw:layer="layout" svg:width="25.654cm" svg:height="5.334cm" svg:x="1.27cm" svg:y="0.508cm">
          <draw:text-box>
            <text:p text:style-name="P4"><text:span text:style-name="T3"><text:s text:c="4"/></text:span><text:span text:style-name="T3">To You I gladly tender</text:span><text:span text:style-name="T3"><text:line-break/></text:span><text:span text:style-name="T3">All that my life can render</text:span><text:span text:style-name="T3"><text:line-break/></text:span><text:span text:style-name="T3">And all I have to You resig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8" presentation:presentation-page-layout-name="AL1T0">
        <draw:frame draw:style-name="gr12" draw:text-style-name="P8" draw:layer="layout" svg:width="25.654cm" svg:height="6.096cm" svg:x="1.27cm" svg:y="0.508cm">
          <draw:text-box>
            <text:p text:style-name="P7"><text:span text:style-name="T3">7. Your cross I place before me;</text:span><text:span text:style-name="T3"><text:line-break/></text:span><text:span text:style-name="T3">Its saving pow’r restore me,</text:span><text:span text:style-name="T3"><text:line-break/></text:span><text:span text:style-name="T3">Sustain me in the t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8" presentation:presentation-page-layout-name="AL1T0">
        <draw:frame draw:style-name="gr13" draw:text-style-name="P8" draw:layer="layout" svg:width="25.654cm" svg:height="13.778cm" svg:x="1.27cm" svg:y="0.508cm">
          <draw:text-box>
            <text:p text:style-name="P7"><text:span text:style-name="T3"><text:s text:c="4"/></text:span><text:span text:style-name="T3">It will, when life is ending,</text:span><text:span text:style-name="T3"><text:line-break/></text:span><text:span text:style-name="T3">Be guiding and attending</text:span><text:span text:style-name="T3"><text:line-break/></text:span><text:span text:style-name="T3">My way to Your eternal rest.</text:span></text:p>
            <text:p text:style-name="P9"><text:span text:style-name="T4"><text:line-break/></text:span><text:span text:style-name="T4"> <text:s text:c="3"/></text:span></text:p>
            <text:p text:style-name="P9"><text:span text:style-name="T5"/></text:p>
            <text:p text:style-name="P9"><text:span text:style-name="T5"><text:s text:c="16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7:55:27.513000000</meta:creation-date>
    <dc:title>Hymn template</dc:title>
    <meta:editing-duration>PT17M9S</meta:editing-duration>
    <meta:editing-cycles>4</meta:editing-cycles>
    <meta:generator>LibreOffice/6.0.7.3$Windows_X86_64 LibreOffice_project/dc89aa7a9eabfd848af146d5086077aeed2ae4a5</meta:generator>
    <meta:initial-creator>Arthur Hoch</meta:initial-creator>
    <dc:date>2019-01-13T13:26:02.683000000</dc:date>
    <meta:document-statistic meta:object-count="174"/>
    <meta:template xlink:type="simple" xlink:actuate="onRequest" xlink:title="Hymn template" xlink:href="../../AppData/Roaming/LibreOffice/4/user/template/Worship%20Templsates/Hymn%20template.otp" meta:date="2015-03-24T17:55:27.107000000"/>
  </office:meta>
</office:document-meta>
</file>